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9838" officeooo:paragraph-rsid="000e9838"/>
    </style:style>
    <style:style style:name="P2" style:family="paragraph" style:parent-style-name="Standard">
      <style:text-properties officeooo:rsid="000ebc3a" officeooo:paragraph-rsid="000ebc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hul Pokharna rkp43</text:p>
      <text:p text:style-name="P1">PS4 writeup</text:p>
      <text:p text:style-name="P1"/>
      <text:p text:style-name="P1">Link to code: <text:a xlink:type="simple" xlink:href="https://github.com/Mobile-Robotics-Group/learning_ros_kinetic" text:style-name="Internet_20_link" text:visited-style-name="Visited_20_Internet_20_Link">https://github.com/Mobile-Robotics-Group/learning_ros_kinetic</text:a></text:p>
      <text:p text:style-name="P1">All new packages are under Assignments/, and I did not move the code out of Part_4/</text:p>
      <text:p text:style-name="P1"/>
      <text:p text:style-name="P2">Writeup: This program was challenging to write, as there were many issues that came up as the process went on. Creating the ramp down motion was not too challenging, as it was very similar to the ramp down of the triangular motion. What was required though was getting the previous state to see the speed in the x, which was forward, and figuring out how to calculate the speed needed and the process of adding the odometry states to the vector. This was challenging as I have not used vectors in that way before, and figuring out the syntax was a bit difficult. After creating what theoretically would work, I realized I had not cleared the vector before, and that left the old trajectory in place, forcing it to try to drive though the obstruction. After clearing that, and testing the distance at which the lidar alarm would stop it at full speed, I then began to modify the lidar alarm to use a service call. Initially declaring the client was simple, but handling it to properly interact and operate was more challenging. After figuring out how to call the stopping service, figuring out how to clear the estop was a bit more work, as it involved adding in another variable, which would make it so the service was only called once, rather than constantly being polled, and then the reverse for clearing the estop. Using this variable made it such that the service would be called once for an estop from the lidar alarm, and then would only be reset if it had been called before, as well as the lidar saying the path ahead was cle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1:37:51.812692784</meta:creation-date>
    <dc:date>2019-02-14T21:52:30.134787572</dc:date>
    <meta:editing-duration>PT14M38S</meta:editing-duration>
    <meta:editing-cycles>2</meta:editing-cycles>
    <meta:generator>LibreOffice/5.1.6.2$Linux_X86_64 LibreOffice_project/10m0$Build-2</meta:generator>
    <meta:document-statistic meta:table-count="0" meta:image-count="0" meta:object-count="0" meta:page-count="1" meta:paragraph-count="5" meta:word-count="303" meta:character-count="1727" meta:non-whitespace-character-count="1428"/>
  </office:meta>
</office:document-meta>
</file>